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ψ</mo>
        <mn>0</mn>
      </msub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sup>
        <mtext>e</mtext>
        <mrow>
          <mtext>i</mtext>
          <mstyle mathvariant="bold">
            <mrow>
              <mi>k</mi>
            </mrow>
          </mstyle>
          <mrow>
            <mi/>
            <mo stretchy="false">⋅</mo>
            <mi/>
          </mrow>
          <mstyle mathvariant="bold">
            <mrow>
              <mi>r</mi>
            </mrow>
          </mstyle>
        </mrow>
      </msup>
      <mi/>
      <mtext> ; </mtext>
      <mi/>
      <mi>E</mi>
      <mrow>
        <mi/>
        <mo stretchy="false">=</mo>
        <mi/>
      </mrow>
      <mfrac>
        <mrow>
          <msup>
            <mo stretchy="false">ℏ</mo>
            <mn>2</mn>
          </msup>
          <msup>
            <mi>k</mi>
            <mn>2</mn>
          </msup>
        </mrow>
        <mrow>
          <mn>2</mn>
          <mi>m</mi>
        </mrow>
      </mfrac>
    </mrow>
    <annotation encoding="StarMath 5.0">%ipsi _0 (bold r) ~=~ "e" ^{"i" bold k `cdot` bold r} `" ; "~ 
E ~=~ {hbar ^2 k ^2} over {2 m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02:04.790000000</meta:creation-date>
    <meta:generator>LibreOffice/4.1.4.2$Windows_x86 LibreOffice_project/0a0440ccc0227ad9829de5f46be37cfb6edcf72</meta:generator>
  </office:meta>
</office:document-meta>
</file>